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2pt" fo:language="fr" fo:country="FR" style:font-size-asian="12pt" style:font-size-complex="12pt"/>
    </style:style>
    <style:style style:name="P2" style:family="paragraph" style:parent-style-name="Standard">
      <style:paragraph-properties fo:text-align="start" style:justify-single-word="false"/>
      <style:text-properties fo:font-size="12pt" fo:language="fr" fo:country="FR"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La délinquance ne peut être réduite qu'avec une justice plus dure. » Discutez.</text:p>
      <text:p text:style-name="P3"/>
      <text:p text:style-name="P2">Beaucoup de jeunes se retrouvent délinquants. Ils se retrouvent délinquants à cause de leurs amis, à cause du milieu dans lequel ils vivent, à cause de ne pas s'en soucier des adultes et de l’autorité en général, parce que ces personnes là ne les écoutent souvent pas comme ils pensent qu'ils doivent être écoutés. </text:p>
      <text:p text:style-name="P2"/>
      <text:p text:style-name="P2">À mon avis, il faut les éduquer plutôt que les punir ; je ne crois pas que les punir soit la meilleure solution, parce que ces jeunes auront encore moins d'espoir pour le futur si l'on les punit directement. Si l'on les enseigne des nouvelles choses, ils augmenteront leurs connaissances. Vous vous demandez peut-être en quoi cela combat la délinquance : beaucoup de délinquants ont aussi échoués a l'école parce que les cours n'étaient pas « à leur goût » et alors ils n'ont pas appris ce qu'ils voulaient apprendre. Si l'on les écoute et qu'on les apprend ce qu'ils veulent apprendre, ou même s'ils ouvrent les yeux et regardent autour d'eux vers toutes les opportunités qui les entourent, ils verront qu'il y a une vie à l’extérieur du délinquance et qu'ils peuvent sortir du cercle vicieux dans lequel ils se retrouvent à cause de leurs amis, de leurs finances, de leur milieu social et de toutes ces choses malheureuses qui font qu'ils n'ont plus d'ambition. Ces gens là, les délinquants, se retrouvent comme ils sont parce qu'il y en a autant de choses à faire qu'ils ne voient pas ce qui leur conviendraient et, même si ou quand ils voient, ils ne comprennent pas comment rejoindre ces groupes, ils ne croient pas qu'ils ont les connaissances nécessaires pour les rejoindre, etc.</text:p>
      <text:p text:style-name="P2"/>
      <text:p text:style-name="P2">Il faut que la police, au lieu de fort les punir parce que c'est, selon eux, « la seule chose qui marche », enseigne aux délinquants juvéniles comment faire pour surmonter leurs problèmes, pour qu'ils regagnent confiance dans l'autorité et voient qu'il y a d'autres choix et d'autres chemins qu'ils peuvent prendre et qu'il ne faut pas simplement qu'ils deviennent, par choix personnelle car ils ne voient pas d'autres solutions ou simplement par chemin incontrôlable, des délinquan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 Long</meta:initial-creator>
    <meta:creation-date>2010-11-28T22:20:52</meta:creation-date>
    <dc:date>2010-11-28T23:17:42</dc:date>
    <dc:creator>Isabell Long</dc:creator>
    <meta:editing-duration>PT00H56M53S</meta:editing-duration>
    <meta:editing-cycles>5</meta:editing-cycles>
    <meta:generator>OpenOffice.org/3.2$Unix OpenOffice.org_project/320m18$Build-9502</meta:generator>
    <meta:document-statistic meta:table-count="0" meta:image-count="0" meta:object-count="0" meta:page-count="1" meta:paragraph-count="4" meta:word-count="367" meta:character-count="2166"/>
  </office:meta>
</office:document-meta>
</file>